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ing a `README.md` file for your Git repository is a great way to provide essential information about your project. Here are steps to create and write a `README.md` file:</text:p>
      <text:p text:style-name="Standard"/>
      <text:p text:style-name="Standard">### Create a `README.md` file:</text:p>
      <text:p text:style-name="Standard">1. **Navigate to your project directory**:</text:p>
      <text:p text:style-name="Standard"><text:s text:c="3"/>Open your terminal or command prompt and navigate to your Git repository's directory.</text:p>
      <text:p text:style-name="Standard"/>
      <text:p text:style-name="Standard">2. **Create the file**:</text:p>
      <text:p text:style-name="Standard"><text:s text:c="3"/>Use a text editor or command line to create a new file named `README.md`. You can do this with commands like:</text:p>
      <text:p text:style-name="Standard"/>
      <text:p text:style-name="Standard"><text:s text:c="3"/>touch README.md <text:s/># For Unix-based systems (like Linux or macOS)</text:p>
      <text:p text:style-name="Standard"/>
      <text:p text:style-name="Standard"><text:s text:c="3"/>or</text:p>
      <text:p text:style-name="Standard"/>
      <text:p text:style-name="Standard"><text:s text:c="3"/>echo.&gt; README.md <text:s/># For Windows</text:p>
      <text:p text:style-name="Standard"><text:s/></text:p>
      <text:p text:style-name="Standard"/>
      <text:p text:style-name="Standard">### Writing the `README.md` file:</text:p>
      <text:p text:style-name="Standard">3. **Edit the `README.md`**:</text:p>
      <text:p text:style-name="Standard"><text:s text:c="3"/>Use a text editor (like Visual Studio Code, Sublime Text, Notepad++, etc.) to open the `README.md` file and write the content using Markdown syntax.</text:p>
      <text:p text:style-name="Standard"/>
      <text:p text:style-name="Standard">4. **Markdown Syntax**:</text:p>
      <text:p text:style-name="Standard"><text:s text:c="3"/>Markdown is a lightweight markup language that allows you to format text in a straightforward way. Here's an example of how you might structure your `README.md` file:</text:p>
      <text:p text:style-name="Standard"/>
      <text:p text:style-name="Standard"/>
      <text:p text:style-name="Standard"><text:s text:c="3"/># Project Name</text:p>
      <text:p text:style-name="Standard"/>
      <text:p text:style-name="Standard"><text:s text:c="3"/>Brief description of the project</text:p>
      <text:p text:style-name="Standard"/>
      <text:p text:style-name="Standard"><text:s text:c="3"/>## Installation</text:p>
      <text:p text:style-name="Standard"/>
      <text:p text:style-name="Standard"><text:s text:c="3"/>Instructions on how to install or set up the project</text:p>
      <text:p text:style-name="Standard"/>
      <text:p text:style-name="Standard"><text:s text:c="3"/>## Usage</text:p>
      <text:p text:style-name="Standard"/>
      <text:p text:style-name="Standard"><text:s text:c="3"/>Guidelines on how to use the project or its features</text:p>
      <text:p text:style-name="Standard"/>
      <text:p text:style-name="Standard"><text:s text:c="3"/>## Contributing</text:p>
      <text:p text:style-name="Standard"/>
      <text:p text:style-name="Standard"><text:s text:c="3"/>Information about how others can contribute to the project</text:p>
      <text:p text:style-name="Standard"/>
      <text:p text:style-name="Standard"><text:s text:c="3"/>## License</text:p>
      <text:p text:style-name="Standard"/>
      <text:p text:style-name="Standard"><text:s text:c="3"/>Details about the project's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35cm" fo:margin-bottom="0.78cm" fo:margin-left="0.714cm" fo:margin-right="0.57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S</meta:editing-duration>
    <meta:editing-cycles>4</meta:editing-cycles>
    <meta:generator>OpenOffice/4.1.14$Win32 OpenOffice.org_project/4114m1$Build-9811</meta:generator>
    <dc:date>2023-12-08T05:16:37.54</dc:date>
    <dc:creator>Chaitanya </dc:creator>
    <meta:document-statistic meta:table-count="0" meta:image-count="0" meta:object-count="0" meta:page-count="1" meta:paragraph-count="25" meta:word-count="207" meta:character-count="1299"/>
    <meta:user-defined meta:name="Info 1"/>
    <meta:user-defined meta:name="Info 2"/>
    <meta:user-defined meta:name="Info 3"/>
    <meta:user-defined meta:name="Info 4"/>
  </office:meta>
</office:document-meta>
</file>